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198" calcext:value-type="float">
            <text:p>1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7:54:23.0882344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28T08:00:22.984349560</dc:date>
    <dc:creator>Jesus Castagnetto</dc:creator>
    <meta:editing-duration>P9DT5H35M46S</meta:editing-duration>
    <meta:editing-cycles>849</meta:editing-cycles>
    <meta:generator>LibreOffice/7.2.3.2$Linux_X86_64 LibreOffice_project/20$Build-2</meta:generator>
    <meta:document-statistic meta:table-count="1" meta:cell-count="6096" meta:object-count="0"/>
  </office:meta>
</office:document-meta>
</file>